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Consolas2" svg:font-family="Consolas"/>
    <style:font-face style:name="OpenSymbol" svg:font-family="OpenSymbol"/>
    <style:font-face style:name="Consolas" svg:font-family="Consolas" style:font-family-generic="modern" style:font-pitch="fixed"/>
    <style:font-face style:name="Consolas1" svg:font-family="Consolas" style:font-family-generic="swiss" style:font-pitch="fixed"/>
    <style:font-face style:name="Times New Roman" svg:font-family="'Times New Roman'" style:font-family-generic="roman" style:font-pitch="variable"/>
    <style:font-face style:name="Calibri" svg:font-family="Calibri" style:font-family-generic="swiss" style:font-pitch="variable"/>
  </office:font-face-decls>
  <office:automatic-styles>
    <style:style style:name="P1" style:family="paragraph" style:parent-style-name="Standard">
      <style:paragraph-properties fo:margin-left="0cm" fo:margin-right="0cm" fo:margin-top="0cm" fo:margin-bottom="0cm" fo:line-height="100%" fo:text-align="start" style:justify-single-word="false" fo:text-indent="0cm" style:auto-text-indent="false" style:text-autospace="none"/>
      <style:text-properties style:font-name="Calibri" fo:font-size="11pt" style:text-underline-style="none" style:font-name-asian="Consolas2" style:font-size-asian="11pt" style:font-name-complex="Consolas2" style:font-size-complex="11pt"/>
    </style:style>
    <style:style style:name="P2" style:family="paragraph" style:parent-style-name="Standard">
      <style:paragraph-properties fo:margin-left="0cm" fo:margin-right="0cm" fo:margin-top="0cm" fo:margin-bottom="0cm" fo:line-height="100%" fo:text-align="start" style:justify-single-word="false" fo:text-indent="0cm" style:auto-text-indent="false" style:text-autospace="none"/>
      <style:text-properties style:font-name="Calibri" fo:font-size="11pt" style:text-underline-style="none" fo:font-weight="bold" style:font-name-asian="Consolas2" style:font-size-asian="11pt" style:font-weight-asian="bold" style:font-name-complex="Consolas2" style:font-size-complex="11pt" style:font-weight-complex="bold"/>
    </style:style>
    <style:style style:name="P3" style:family="paragraph" style:parent-style-name="Standard">
      <style:paragraph-properties fo:margin-left="0cm" fo:margin-right="0cm" fo:margin-top="0cm" fo:margin-bottom="0cm" fo:line-height="100%" fo:text-align="start" style:justify-single-word="false" fo:text-indent="0cm" style:auto-text-indent="false" style:text-autospace="none"/>
      <style:text-properties style:font-name="Consolas" fo:font-size="10pt" style:text-underline-style="none" style:font-name-asian="Consolas2" style:font-size-asian="10pt" style:font-name-complex="Consolas2" style:font-size-complex="10pt"/>
    </style:style>
    <style:style style:name="P4" style:family="paragraph" style:parent-style-name="Standard">
      <style:paragraph-properties fo:margin-left="0cm" fo:margin-right="0cm" fo:margin-top="0cm" fo:margin-bottom="0cm" fo:line-height="100%" fo:text-align="start" style:justify-single-word="false" fo:text-indent="0cm" style:auto-text-indent="false" style:text-autospace="none"/>
      <style:text-properties style:font-name="Consolas1" fo:font-size="10pt" style:text-underline-style="none" style:font-name-asian="Consolas2" style:font-size-asian="10pt" style:font-name-complex="Consolas2" style:font-size-complex="10pt"/>
    </style:style>
    <style:style style:name="P5" style:family="paragraph" style:parent-style-name="Standard">
      <style:paragraph-properties fo:margin-left="0cm" fo:margin-right="0cm" fo:margin-top="0cm" fo:margin-bottom="0cm" fo:line-height="100%" fo:text-align="start" style:justify-single-word="false" fo:text-indent="0cm" style:auto-text-indent="false" fo:break-before="page" style:text-autospace="none"/>
      <style:text-properties style:font-name="Calibri" fo:font-size="11pt" style:text-underline-style="none" fo:font-weight="bold" style:font-name-asian="Consolas2" style:font-size-asian="11pt" style:font-weight-asian="bold" style:font-name-complex="Consolas2" style:font-size-complex="11pt" style:font-weight-complex="bold"/>
    </style:style>
    <style:style style:name="P6" style:family="paragraph" style:parent-style-name="Standard" style:master-page-name="MP0">
      <style:paragraph-properties style:page-number="auto" fo:break-before="page"/>
    </style:style>
    <style:style style:name="P7" style:family="paragraph" style:parent-style-name="Standard" style:list-style-name="L2"/>
    <style:style style:name="P8" style:family="paragraph" style:parent-style-name="Standard" style:list-style-name="L3">
      <style:paragraph-properties fo:margin-top="0cm" fo:margin-bottom="0cm" fo:line-height="100%" fo:text-align="start" style:justify-single-word="false" style:text-autospace="none"/>
      <style:text-properties style:font-name="Calibri" fo:font-size="11pt" style:text-underline-style="none" style:font-name-asian="Consolas2" style:font-size-asian="11pt" style:font-name-complex="Consolas2" style:font-size-complex="11pt"/>
    </style:style>
    <style:style style:name="P9" style:family="paragraph" style:parent-style-name="Standard" style:list-style-name="L4">
      <style:paragraph-properties fo:margin-top="0cm" fo:margin-bottom="0cm" fo:line-height="100%" fo:text-align="start" style:justify-single-word="false" style:text-autospace="none"/>
      <style:text-properties style:font-name="Calibri" fo:font-size="11pt" style:text-underline-style="none" style:font-name-asian="Consolas2" style:font-size-asian="11pt" style:font-name-complex="Consolas2" style:font-size-complex="11pt"/>
    </style:style>
    <style:style style:name="P10" style:family="paragraph" style:parent-style-name="Standard" style:list-style-name="L5">
      <style:paragraph-properties fo:margin-top="0cm" fo:margin-bottom="0cm" fo:line-height="100%" fo:text-align="start" style:justify-single-word="false" style:text-autospace="none"/>
      <style:text-properties style:font-name="Calibri" fo:font-size="11pt" style:text-underline-style="none" style:font-name-asian="Consolas2" style:font-size-asian="11pt" style:font-name-complex="Consolas2" style:font-size-complex="11pt"/>
    </style:style>
    <style:style style:name="P11" style:family="paragraph" style:parent-style-name="Listenabsatz" style:list-style-name="L1"/>
    <style:style style:name="T1" style:family="text">
      <style:text-properties fo:font-weight="bold" style:font-weight-asian="bold"/>
    </style:style>
    <style:style style:name="T2" style:family="text">
      <style:text-properties fo:font-weight="normal" style:font-weight-asian="normal" style:font-weight-complex="normal"/>
    </style:style>
    <text:list-style style:name="L1">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349cm" fo:text-indent="-0.635cm" fo:margin-left="1.34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84cm" fo:text-indent="-0.635cm" fo:margin-left="1.98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19cm" fo:text-indent="-0.635cm" fo:margin-left="2.61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54cm" fo:text-indent="-0.635cm" fo:margin-left="3.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89cm" fo:text-indent="-0.635cm" fo:margin-left="3.88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24cm" fo:text-indent="-0.635cm" fo:margin-left="4.52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59cm" fo:text-indent="-0.635cm" fo:margin-left="5.15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94cm" fo:text-indent="-0.635cm" fo:margin-left="5.79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29cm" fo:text-indent="-0.635cm" fo:margin-left="6.42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64cm" fo:text-indent="-0.635cm" fo:margin-left="7.064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span text:style-name="Absatz-Standardschriftart"><text:span text:style-name="T1">Team</text:span></text:span>: 15, Sebastian Scheele | Arne Schulz</text:p>
      <text:p text:style-name="Standard"><text:span text:style-name="Absatz-Standardschriftart"><text:span text:style-name="T1">Aufgabenaufteilung</text:span></text:span>: </text:p>
      <text:list xml:id="list4650249624257248480" text:style-name="L1">
        <text:list-item>
          <text:p text:style-name="P11">Wir haben alles in Pair-Programming entwickelt.</text:p>
        </text:list-item>
      </text:list>
      <text:p text:style-name="Standard"><text:span text:style-name="Absatz-Standardschriftart"><text:span text:style-name="T1">Quellenangaben</text:span></text:span>: </text:p>
      <text:p text:style-name="Standard"><text:span text:style-name="Absatz-Standardschriftart"><text:span text:style-name="T1">Begründung für Codeübernahme</text:span></text:span>:</text:p>
      <text:p text:style-name="Standard"><text:span text:style-name="Absatz-Standardschriftart"><text:span text:style-name="T1">Bearbeitungszeitraum</text:span></text:span>: </text:p>
      <text:list xml:id="list2969048100078261696" text:style-name="L2">
        <text:list-item>
          <text:p text:style-name="P7">27.11.2013 - 15:30 bis 18:30 - Grundsätzliches Konzept überlegt, bzw. Analyse des Algorithmus von Hierholzer und Beginn der Implementierung</text:p>
        </text:list-item>
        <text:list-item>
          <text:p text:style-name="P7">04.12.2013 - 14:30 bis 17:10 - Implementierung des Hierholzer-Algorithmus und Überlegung des Konzeptes des Nearest-Insertion-Algorithmus (Hamilton-Kreise) </text:p>
        </text:list-item>
        <text:list-item>
          <text:p text:style-name="P7">11.12.2013 - 13:45 bis 16:30 - Implementierung des <text:span text:style-name="Absatz-Standardschriftart"><text:span text:style-name="T2">Nearest-Insertion-Algorithmus (Hamilton-Kreise) </text:span></text:span></text:p>
        </text:list-item>
      </text:list>
      <text:p text:style-name="Standard"><text:span text:style-name="Absatz-Standardschriftart"><text:span text:style-name="T1">Aktueller Stand</text:span></text:span>: Sowohl der Hierholzer- <text:s/>als auch der <text:span text:style-name="Absatz-Standardschriftart"><text:span text:style-name="T2">Nearest-Insertion-</text:span></text:span>Algorithmus sind implementiert und getestet. Es fehlt noch der Counter für die Zugriffe auf den Graphen.</text:p>
      <text:p text:style-name="Standard"><text:span text:style-name="Absatz-Standardschriftart"><text:span text:style-name="T1">Skizze</text:span></text:span>: Konzeption (Gedankengang während des Entwurfs):</text:p>
      <text:p text:style-name="P2">Hierholzer Algorithmus: (27.11.2013)</text:p>
      <text:p text:style-name="P1">Wie aus dem Skript hervorgeht ist der Hierholzer Algorithmus ein Algorithmus zur Ermittlung ob es in einem Graphen eine Euler-Tour gibt oder nicht.<text:tab/></text:p>
      <text:p text:style-name="P1">Grob erklärt, soll unser Algorithmus folgendermaßen funktionieren:</text:p>
      <text:list xml:id="list7929064927980510559" text:style-name="L3">
        <text:list-item>
          <text:p text:style-name="P8">Einen beliebigen Kreis im Graphen suchen, mittels Tiefensuche.<text:line-break/>Wobei von einem Knoten entfernt vom Start-Knoten (Delta-Knoten) bis zu Start Knoten gesucht wird. Das wollen wir machen, da wenn wir direkt vom Start- zum Start-Knoten suchen, kein Kreis gefunden werden würde. Weil alle Kanten nur einmal besucht werden dürfen und alle Kanten die zum Start-Knoten zeigen dann mit dem ersten Schritt schon besucht worden wären und wir so keinen Kreis finden können.<text:line-break/></text:p>
        </text:list-item>
        <text:list-item>
          <text:p text:style-name="P8">In dem Kreis, der gefunden wurde, alle Knoten anschauen, ob es von Ihnen wieder einen Kreis gibt. (Analog zu 1)</text:p>
          <text:list>
            <text:list-item>
              <text:p text:style-name="P8">Sollte ein Kreis gefunden werden, wird dieser direkt hinter dem gerade angeschauten Knoten angefügt.</text:p>
            </text:list-item>
            <text:list-item>
              <text:p text:style-name="P8">Daraufhin, wird der als erstes gerade eingefügte Knoten wieder untersucht, ob es von ihm einen Kreis gibt.</text:p>
              <text:p text:style-name="P8"/>
            </text:list-item>
          </text:list>
        </text:list-item>
        <text:list-item>
          <text:p text:style-name="P8">Schritt 2 wird solange wiederholt, bis die Anzahl der benutzen Kanten == der Anzahl der Kanten im Graph, aber maximal solange wie I &lt; der Anzahl der gefundenen Knoten</text:p>
        </text:list-item>
      </text:list>
      <text:p text:style-name="P1"/>
      <text:p text:style-name="P5">Funktionsweise Pseudo-Code:</text:p>
      <text:p text:style-name="P1"/>
      <text:p text:style-name="P2">1. Initialisierung:</text:p>
      <text:p text:style-name="P1"><text:tab/>- Benutze Ecken mit leerer Liste initialisieren </text:p>
      <text:p text:style-name="P1"><text:tab/>- Ersten Kreis vom Startknoten aus finden (doFindCircle)</text:p>
      <text:p text:style-name="P1"/>
      <text:p text:style-name="P2">2. Algorithmus:</text:p>
      <text:p text:style-name="P1"/>
      <text:p text:style-name="P3">WHILE (globalUsedEdges.size &lt; graph.edges.size &amp;&amp; i &lt; globalFoundCircle.size)</text:p>
      <text:p text:style-name="P3"><text:tab/>nextCircleSearchNode = globalFoundCircle[i]</text:p>
      <text:p text:style-name="P3"/>
      <text:p text:style-name="P3"><text:tab/>doFindCircle(nextCircleSearchNode)</text:p>
      <text:p text:style-name="P3">END WHILE</text:p>
      <text:p text:style-name="P3"/>
      <text:p text:style-name="P3">printFoundCircle()</text:p>
      <text:p text:style-name="P3"/>
      <text:p text:style-name="P3">#############################################</text:p>
      <text:p text:style-name="P3"/>
      <text:p text:style-name="P3">BEGIN doFindCircle (startNode)</text:p>
      <text:p text:style-name="P3"><text:tab/>nextNode = <text:tab/>finde einen beliebige nächsten Knoten über eine Kante, die noch <text:tab/><text:tab/><text:tab/>nicht benutzt wurde, vom startNode aus</text:p>
      <text:p text:style-name="P3"/>
      <text:p text:style-name="P3"><text:tab/>circleFound = FALSE</text:p>
      <text:p text:style-name="P3"><text:tab/>WENN nextNode != NULL</text:p>
      <text:p text:style-name="P3"><text:tab/><text:tab/>WHILE (noch nicht alle Knoten inspiziert &amp;&amp; !circleFound)</text:p>
      <text:p text:style-name="P3"><text:tab/><text:tab/><text:tab/>v = (beliebiger Knoten, der noch nicht inspiziert wurde)</text:p>
      <text:p text:style-name="P3"><text:tab/><text:tab/><text:tab/>setInspiziert(v)</text:p>
      <text:p text:style-name="P3"><text:tab/><text:tab/><text:tab/>listIncidentsFromV = getIncident(v)</text:p>
      <text:p text:style-name="P3"><text:tab/><text:tab/></text:p>
      <text:p text:style-name="P3"><text:tab/><text:tab/><text:tab/>FOR (Schleife über alle Kanten -listIncidentsFromV-)</text:p>
      <text:p text:style-name="P3"><text:tab/><text:tab/><text:tab/><text:tab/>target = kante.target</text:p>
      <text:p text:style-name="P3"><text:tab/><text:tab/><text:tab/><text:tab/>IF (target == startNode)</text:p>
      <text:p text:style-name="P3"><text:tab/><text:tab/><text:tab/><text:tab/><text:tab/>//circle gefunden</text:p>
      <text:p text:style-name="P3"><text:tab/><text:tab/><text:tab/><text:tab/><text:tab/>circleFound = TRUE</text:p>
      <text:p text:style-name="P3"><text:tab/><text:tab/><text:tab/><text:tab/><text:tab/>BREAK FOR</text:p>
      <text:p text:style-name="P3"><text:tab/><text:tab/><text:tab/><text:tab/>ELSE IF(target noch nicht markiert)</text:p>
      <text:p text:style-name="P3"><text:tab/><text:tab/><text:tab/><text:tab/><text:tab/>target markieren</text:p>
      <text:p text:style-name="P3"><text:tab/><text:tab/><text:tab/><text:tab/>END IF</text:p>
      <text:p text:style-name="P3"><text:tab/><text:tab/><text:tab/>END FOR</text:p>
      <text:p text:style-name="P3"><text:tab/><text:tab/>END WHILE</text:p>
      <text:p text:style-name="P3"><text:tab/>END WENN</text:p>
      <text:p text:style-name="P3"><text:tab/></text:p>
      <text:p text:style-name="P3"><text:tab/>IF (circleFound)</text:p>
      <text:p text:style-name="P3"><text:tab/><text:tab/>raussuchen des Weges, der gegangen wurde, und ankleben an den <text:tab/><text:tab/><text:tab/>globalFoundCircle und anfügen der benutzen Kanten an globalUsedEdges</text:p>
      <text:p text:style-name="P3"><text:tab/>END IF</text:p>
      <text:p text:style-name="P3"><text:tab/></text:p>
      <text:p text:style-name="P3">END doFindCircle</text:p>
      <text:p text:style-name="P1"/>
      <text:p text:style-name="P1"/>
      <text:p text:style-name="P2">Nachtrag vom 04.12.2013</text:p>
      <text:p text:style-name="P1">Die Implementation nach dem oben beschriebenen Pseudo-Code hat geklappt. Wobei wir eine kleine Anpassung vorgenommen haben.</text:p>
      <text:p text:style-name="P1">Ursprünglich wollten wir in "globalFoundCircle" die Knoten speichern, dass haben wir dann aber doch so angepasst, dass wir Kanten in der Liste speichern.</text:p>
      <text:p text:style-name="P1"/>
      <text:p text:style-name="P5">Skizze:</text:p>
      <text:p text:style-name="P1"/>
      <text:p text:style-name="P2">Nearest-Insertion-Algorithmus (Hamilton-Kreise):</text:p>
      <text:p text:style-name="P1"/>
      <text:p text:style-name="P1">Wie aus dem Skript, bzw der Vorlesung hervorgeht, gibt es gewisse Voraussetzungen damit der Algorithmus funktioniert.</text:p>
      <text:p text:style-name="P1">Die Voraussetzungen sind:</text:p>
      <text:list xml:id="list5262946236366103899" text:style-name="L4">
        <text:list-item>
          <text:p text:style-name="P9">Vollständiger Graph</text:p>
        </text:list-item>
        <text:list-item>
          <text:p text:style-name="P9">Das die Dreiecks-Ungleichung gilt.</text:p>
        </text:list-item>
      </text:list>
      <text:p text:style-name="P1"/>
      <text:p text:style-name="P1">Diese Voraussetzung setzten wir auch in unserer Implementierung für die Graphen voraus, die in den Algorithmus gegeben werden und werden diese nicht überprüfen.</text:p>
      <text:p text:style-name="P1"/>
      <text:p text:style-name="P1">Grobe Erklärung wie unsere Implementierung funktionieren soll:</text:p>
      <text:list xml:id="list3688632906689984983" text:style-name="L5">
        <text:list-item>
          <text:p text:style-name="P10">Wir haben eine Liste, die alle Knoten speichert, die im circle sind (circleNodeList)</text:p>
        </text:list-item>
        <text:list-item>
          <text:p text:style-name="P10">Raussuchen der Kante mit den geringsten Kosten aller Knoten in circleNodeList und den dazugehörigen Knoten (nearestNode)</text:p>
        </text:list-item>
        <text:list-item>
          <text:p text:style-name="P10">Raussuchen, an welcher Stelle es am günstigsten ist den "nearestNode" in den Circle einzubauen.</text:p>
        </text:list-item>
      </text:list>
      <text:p text:style-name="P1"><text:tab/></text:p>
      <text:p text:style-name="P1"><text:tab/></text:p>
      <text:p text:style-name="P2">Funktionsweise Pseudo-Code:</text:p>
      <text:p text:style-name="P1"/>
      <text:p text:style-name="P2">1. Initialisierung:</text:p>
      <text:p text:style-name="P1"><text:tab/>- Einfügen des Startknoten in "circleNodeList"</text:p>
      <text:p text:style-name="P1"><text:tab/></text:p>
      <text:p text:style-name="P2">2. Algorithmus:</text:p>
      <text:p text:style-name="P1"/>
      <text:p text:style-name="P4">BEGIN doAlgo<text:tab/></text:p>
      <text:p text:style-name="P4"><text:tab/>nearestNode = findNearestNode()</text:p>
      <text:p text:style-name="P4"><text:tab/></text:p>
      <text:p text:style-name="P4"><text:tab/>positionToInsert = null</text:p>
      <text:p text:style-name="P4"><text:tab/>minDist = 999999999999</text:p>
      <text:p text:style-name="P4"><text:tab/>FOR (über circleNodeList) </text:p>
      <text:p text:style-name="P4"><text:tab/><text:tab/>actNode = aktueller Knoten</text:p>
      <text:p text:style-name="P4"><text:tab/><text:tab/>nextNode = nächster Knoten in Liste</text:p>
      <text:p text:style-name="P4"><text:tab/><text:tab/></text:p>
      <text:p text:style-name="P4"><text:tab/><text:tab/>distSum = Kosten für das Einsetzen des Knotens an dieser Stelle</text:p>
      <text:p text:style-name="P4"><text:tab/><text:tab/><text:tab/><text:tab/>(Nachtrag: 11.12.2013</text:p>
      <text:p text:style-name="P4"><text:tab/><text:tab/><text:tab/><text:tab/><text:tab/>1: Ermitteln der Kosten in circleNodeList bis zur <text:tab/><text:tab/><text:tab/><text:tab/><text:tab/><text:tab/>aktuellen Position (actNode)</text:p>
      <text:p text:style-name="P4"><text:tab/><text:tab/><text:tab/><text:tab/><text:tab/>2: Ermitteln der Kosten von aktueller Position <text:tab/><text:tab/><text:tab/><text:tab/><text:tab/><text:tab/>über nearestNode zu nextNode</text:p>
      <text:p text:style-name="P4"><text:tab/><text:tab/><text:tab/><text:tab/><text:tab/>3: Ermitteln der Kosten von nextNode bis zum <text:tab/><text:tab/><text:tab/><text:tab/><text:tab/><text:tab/><text:tab/>Anfang)</text:p>
      <text:p text:style-name="P4"><text:tab/><text:tab/></text:p>
      <text:p text:style-name="P4"><text:tab/><text:tab/>IF (distSum &lt; minDist)</text:p>
      <text:p text:style-name="P4"><text:tab/><text:tab/><text:tab/>minDist = distSum</text:p>
      <text:p text:style-name="P4"><text:tab/><text:tab/><text:tab/>positionToInsert = aktuelle Position</text:p>
      <text:p text:style-name="P4"><text:tab/><text:tab/>END IF</text:p>
      <text:p text:style-name="P4"><text:tab/>END FOR</text:p>
      <text:p text:style-name="P4"><text:tab/></text:p>
      <text:p text:style-name="P4"><text:tab/>IF (positionToInsert != null)</text:p>
      <text:p text:style-name="P4"><text:tab/><text:tab/>einfügen an dieser Stelle in den Circle</text:p>
      <text:p text:style-name="P4"><text:tab/>END IF</text:p>
      <text:p text:style-name="P4"><text:tab/></text:p>
      <text:p text:style-name="P4"><text:soft-page-break/><text:tab/>IF (circleNodeList &lt; Anzahl der Kanten im Graphen)</text:p>
      <text:p text:style-name="P4"><text:tab/><text:tab/>doAlgo()</text:p>
      <text:p text:style-name="P4"><text:tab/>END IF</text:p>
      <text:p text:style-name="P4">END doAlgo</text:p>
      <text:p text:style-name="P4"/>
      <text:p text:style-name="P4">#################################</text:p>
      <text:p text:style-name="P4"/>
      <text:p text:style-name="P4">BEGIN findNearestNode</text:p>
      <text:p text:style-name="P4"><text:tab/></text:p>
      <text:p text:style-name="P4"><text:tab/>minNode = null</text:p>
      <text:p text:style-name="P4"><text:tab/>minDist = null</text:p>
      <text:p text:style-name="P4"><text:tab/></text:p>
      <text:p text:style-name="P4"><text:tab/>FOR (über alle Knoten in circleNodeList)</text:p>
      <text:p text:style-name="P4"><text:tab/><text:tab/>FOR (über alle Kanten des aktuellen Knoten)</text:p>
      <text:p text:style-name="P4"><text:tab/><text:tab/><text:tab/>IF (dist von Kante &lt; minDist)</text:p>
      <text:p text:style-name="P4"><text:tab/><text:tab/><text:tab/><text:tab/>minDist = dist von Kante</text:p>
      <text:p text:style-name="P4"><text:tab/><text:tab/><text:tab/><text:tab/>minNode = Kante</text:p>
      <text:p text:style-name="P4"><text:tab/><text:tab/><text:tab/>END IF</text:p>
      <text:p text:style-name="P4"><text:tab/><text:tab/>END FOR</text:p>
      <text:p text:style-name="P4"><text:tab/>END FOR</text:p>
      <text:p text:style-name="P4"><text:tab/></text:p>
      <text:p text:style-name="P4">END findNearestNode</text:p>
      <text:p text:style-name="P1"/>
      <text:p text:style-name="P1"/>
      <text:p text:style-name="P2">Nachtrag: 11.12.2013</text:p>
      <text:p text:style-name="P1"/>
      <text:p text:style-name="P1">Die Implementierung des Algorithmus hat wie geplant geklappt. In der Funktionsweise ist ja schon erwähnt, wie wir uns beim Implementieren überlegt haben, wie die Kosten zum Einfügen an der aktuellen Position errechnet werden muss.</text:p>
      <text:p text:style-name="P1">Ein weiterer Fehler der bei uns aufgetreten ist, ist wieder Java-spezifisch und hat mit dem Überlauf von Integer bei der Ermittlung der Distanz zu tu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Consolas2" svg:font-family="Consolas"/>
    <style:font-face style:name="OpenSymbol" svg:font-family="OpenSymbol"/>
    <style:font-face style:name="Consolas" svg:font-family="Consolas" style:font-family-generic="modern" style:font-pitch="fixed"/>
    <style:font-face style:name="Consolas1" svg:font-family="Consolas" style:font-family-generic="swiss" style:font-pitch="fixed"/>
    <style:font-face style:name="Times New Roman" svg:font-family="'Times New Roman'" style:font-family-generic="roman" style:font-pitch="variable"/>
    <style:font-face style:name="Calibri" svg:font-family="Calibri" style:font-family-generic="swiss" style:font-pitch="variable"/>
  </office:font-face-decls>
  <office:styles>
    <style:default-style style:family="graphic">
      <style:graphic-properties draw:stroke="solid" svg:stroke-width="0.071cm" svg:stroke-color="#385d8a" draw:fill-color="#4f81bd" fo:wrap-option="no-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0pt" fo:letter-spacing="normal" fo:language="de" fo:country="DE" fo:font-style="normal" fo:text-shadow="none" style:text-underline-style="none" fo:font-weight="normal" style:letter-kerning="false" style:font-size-asian="10pt" style:language-asian="de" style:country-asian="DE" style:font-style-asian="normal" style:font-weight-asian="normal"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0pt" fo:letter-spacing="normal" fo:language="de" fo:country="DE" fo:font-style="normal" fo:text-shadow="none" style:text-underline-style="none" fo:font-weight="normal" style:letter-kerning="false" fo:background-color="transparent" style:font-name-asian="Calibri" style:font-size-asian="10pt" style:language-asian="de" style:country-asian="DE"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fo:line-height="115%" fo:hyphenation-ladder-count="no-limit"/>
      <style:text-properties fo:font-size="11pt" style:font-size-asian="11pt" style:language-asian="en" style:country-asian="US" style:font-size-complex="11pt" fo:hyphenate="false" fo:hyphenation-remain-char-count="0" fo:hyphenation-push-char-count="0"/>
    </style:style>
    <style:style style:name="Listenabsatz" style:family="paragraph" style:parent-style-name="Standard">
      <style:paragraph-properties fo:margin="100%" fo:margin-left="1.27cm" fo:margin-right="0cm" fo:hyphenation-ladder-count="no-limit" fo:text-indent="0cm" style:auto-text-indent="false">
        <style:tab-stops/>
      </style:paragraph-properties>
      <style:text-properties fo:hyphenate="false" fo:hyphenation-remain-char-count="0" fo:hyphenation-push-char-count="0"/>
    </style:style>
    <style:style style:name="Absatz-Standardschriftart"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cm" fo:margin-left="2.499cm" fo:margin-right="2.499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Win32 OpenOffice.org_project/340m1$Build-9590</meta:generator>
    <meta:initial-creator>Prof. Dr. Klauck</meta:initial-creator>
    <meta:creation-date>2012-12-06T20:25:00Z</meta:creation-date>
    <dc:date>2013-12-15T15:13:41.75</dc:date>
    <meta:editing-cycles>27</meta:editing-cycles>
    <meta:editing-duration>PT2H33M21S</meta:editing-duration>
    <meta:document-statistic meta:table-count="0" meta:image-count="0" meta:object-count="0" meta:page-count="4" meta:paragraph-count="126" meta:word-count="806" meta:character-count="5878"/>
    <meta:template xlink:type="simple" xlink:actuate="onRequest" xlink:title="" xlink:href="../Skizze%20Aufgabe%202%20Team%2015.odt/Normal.dotm"/>
  </office:meta>
</office:document-meta>
</file>